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5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marketing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agasi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Rayonn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yon Bestseller</text:p>
          </table:table-cell>
          <table:table-cell table:style-name="ce1" office:value-type="string" calcext:value-type="string">
            <text:p>Rayon Rec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0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9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9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9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3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8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9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9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1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5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8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0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4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5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8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3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3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6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1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2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9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2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1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7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2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4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0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6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2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7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4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7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7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6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0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6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5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8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5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0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0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9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5</text:p>
          </table:table-cell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6</text:p>
          </table:table-cell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8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0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8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8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7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6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0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9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4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3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2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0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5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7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2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4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6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9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2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3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8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0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1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6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7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4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9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9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6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7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3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6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6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7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8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5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7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0</text:p>
          </table:table-cell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3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6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7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7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1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2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9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7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7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9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1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0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1</text:p>
          </table:table-cell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8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1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8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0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9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0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2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8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6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3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1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2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2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2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3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5" table:number-rows-spanned="1">
            <text:p>Rayonnage : Le responsable des ventes de chaque département décide de l'organisation des rayonnages des magasins de son département. Il existe 3 types de rayonnage : par Auteur (A), par Année (Y), par Éditeur (E)</text:p>
          </table:table-cell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 table:number-rows-repeated="3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 table:number-rows-repeated="154">
          <table:table-cell/>
          <table:table-cell table:style-name="ce5"/>
          <table:table-cell table:number-columns-repeated="1022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rketing.B1:marketing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20:49:32.333128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20:49:55.960942536</dc:date>
    <dc:creator>NF26 Etudiant</dc:creator>
    <meta:editing-duration>PT4M51S</meta:editing-duration>
    <meta:editing-cycles>3</meta:editing-cycles>
    <meta:generator>LibreOffice/4.3.3.2$Linux_X86_64 LibreOffice_project/430m0$Build-2</meta:generator>
    <meta:document-statistic meta:table-count="1" meta:cell-count="919" meta:object-count="0"/>
  </office:meta>
</office:document-meta>
</file>